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ARTICLE</text:p>
      <text:p text:style-name="Standard">(ART_NUM char(8) not null,</text:p>
      <text:p text:style-name="Standard">FRS_NUM char(8) not null,</text:p>
      <text:p text:style-name="Standard">ART_NOM char(25),</text:p>
      <text:p text:style-name="Standard">ART_PV float(4),</text:p>
      <text:p text:style-name="Standard">CONSTRAINT ART_NUM_PK2 primary key(ART_NUM)</text:p>
      <text:p text:style-name="Standard">);</text:p>
      <text:p text:style-name="Standard"/>
      <text:p text:style-name="Standard">DROP TABLE ARTICLE;</text:p>
      <text:p text:style-name="Standard"/>
      <text:p text:style-name="Standard">CREATE TABLE CLIENT</text:p>
      <text:p text:style-name="Standard">(CLT_NUM char(8) not null,</text:p>
      <text:p text:style-name="Standard">CLT_NOM char(25) not null,</text:p>
      <text:p text:style-name="Standard">CLT_PRENOM char(20) not null,</text:p>
      <text:p text:style-name="Standard">CONSTRAINT CLT_NUM_PK primary key(CLT_NUM)</text:p>
      <text:p text:style-name="Standard">);</text:p>
      <text:p text:style-name="Standard"/>
      <text:p text:style-name="Standard">CREATE TABLE COMMANDE</text:p>
      <text:p text:style-name="Standard">(CMD_NUM char(8) not null,</text:p>
      <text:p text:style-name="Standard">CLT_NUM char(8) not null,</text:p>
      <text:p text:style-name="Standard">MAG_NUM char(8) not null,</text:p>
      <text:p text:style-name="Standard">CMD_DATE date not null,</text:p>
      <text:p text:style-name="Standard">CONSTRAINT CMD_NUM_PK primary key(CMD_NUM)</text:p>
      <text:p text:style-name="Standard">);</text:p>
      <text:p text:style-name="Standard"/>
      <text:p text:style-name="Standard"/>
      <text:p text:style-name="Standard">CREATE TABLE FOURNISSEUR</text:p>
      <text:p text:style-name="Standard">(FRS_NUM char(8) not null,</text:p>
      <text:p text:style-name="Standard">FRS_NOM char(25),</text:p>
      <text:p text:style-name="Standard">CONSTRAINT FRS_NUM_PK primary key(FRS_NUM)</text:p>
      <text:p text:style-name="Standard">);</text:p>
      <text:p text:style-name="Standard"/>
      <text:p text:style-name="Standard">CREATE TABLE LIG_CMD</text:p>
      <text:p text:style-name="Standard">(ART_NUM char(8) not null,</text:p>
      <text:p text:style-name="Standard">CMD_NUM char(8) not null,</text:p>
      <text:p text:style-name="Standard">LCD_QTE number(4,0),</text:p>
      <text:p text:style-name="Standard">LCD_PU float(4),</text:p>
      <text:p text:style-name="Standard">CONSTRAINT ART_NUM_PK primary key(ART_NUM, CMD_NUM)</text:p>
      <text:p text:style-name="Standard">);</text:p>
      <text:p text:style-name="Standard"/>
      <text:p text:style-name="Standard">CREATE TABLE MAGASIN</text:p>
      <text:p text:style-name="Standard">(MAG_NUM char(8) not null,</text:p>
      <text:p text:style-name="Standard">MAG_LOC char(25) not null,</text:p>
      <text:p text:style-name="Standard">CONSTRAINT MAG_NUM_PK primary key(MAG_NUM)</text:p>
      <text:p text:style-name="Standard">);</text:p>
      <text:p text:style-name="Standard"/>
      <text:p text:style-name="Standard">INSERT INTO ARTICLE</text:p>
      <text:p text:style-name="Standard">(ART_NUM, FRS_NUM, ART_NOM, ART_PV)</text:p>
      <text:p text:style-name="Standard">VALUES</text:p>
      <text:p text:style-name="Standard">('A01', 'FRS01', 'CRAYON', 10);</text:p>
      <text:p text:style-name="Standard"/>
      <text:p text:style-name="Standard">DELETE FROM ARTICLE;</text:p>
      <text:p text:style-name="Standard"><text:soft-page-break/></text:p>
      <text:p text:style-name="Standard">ALTER TABLE ARTICLE </text:p>
      <text:p text:style-name="Standard">ADD CONSTRAINT FRS_NUM_FK foreign key (FRS_NUM)</text:p>
      <text:p text:style-name="Standard">References FOURNISSEUR(FRS_NUM);</text:p>
      <text:p text:style-name="Standard"/>
      <text:p text:style-name="Standard">ALTER TABLE COMMANDE</text:p>
      <text:p text:style-name="Standard">ADD CONSTRAINT MAG_NUM_FK foreign key (MAG_NUM)</text:p>
      <text:p text:style-name="Standard">References MAGASIN(MAG_NUM);</text:p>
      <text:p text:style-name="Standard"/>
      <text:p text:style-name="Standard">ALTER TABLE COMMANDE</text:p>
      <text:p text:style-name="Standard">ADD CONSTRAINT CLT_NUM_FK foreign key (CLT_NUM)</text:p>
      <text:p text:style-name="Standard">References CLIENT(CLT_NUM);</text:p>
      <text:p text:style-name="Standard"/>
      <text:p text:style-name="Standard">ALTER TABLE LIG_CMD</text:p>
      <text:p text:style-name="Standard">ADD CONSTRAINT ART_NUM_FK foreign key (ART_NUM)</text:p>
      <text:p text:style-name="Standard">References ARTICLE(ART_NUM);</text:p>
      <text:p text:style-name="Standard"/>
      <text:p text:style-name="Standard">ALTER TABLE LIG_CMD</text:p>
      <text:p text:style-name="Standard">ADD CONSTRAINT CMD_NUM_FK foreign key (CMD_NUM)</text:p>
      <text:p text:style-name="Standard">References COMMANDE(CMD_NUM);</text:p>
      <text:p text:style-name="Standard"/>
      <text:p text:style-name="Standard">INSERT INTO ARTICLE</text:p>
      <text:p text:style-name="Standard">(ART_NUM, FRS_NUM, ART_NOM, ART_PV)</text:p>
      <text:p text:style-name="Standard">VALUES</text:p>
      <text:p text:style-name="Standard">('A01', 'FRS01', 'CRAYON', 10);</text:p>
      <text:p text:style-name="Standard"/>
      <text:p text:style-name="Standard">INSERT INTO FOURNISSEUR</text:p>
      <text:p text:style-name="Standard">(FRS_NUM, FRS_NOM)</text:p>
      <text:p text:style-name="Standard">VALUES</text:p>
      <text:p text:style-name="Standard">('FRS01', 'DURAND');</text:p>
      <text:p text:style-name="Standard"/>
      <text:p text:style-name="Standard">DELETE FROM ARTICLE;</text:p>
      <text:p text:style-name="Standard"/>
      <text:p text:style-name="Standard">DELETE FROM FOURNISSEUR;</text:p>
      <text:p text:style-name="Standard"/>
      <text:p text:style-name="Standard">INSERT INTO FOURNISSEUR</text:p>
      <text:p text:style-name="Standard">(FRS_NUM, FRS_NOM)</text:p>
      <text:p text:style-name="Standard">VALUES</text:p>
      <text:p text:style-name="Standard">('FRS01','DURAND');</text:p>
      <text:p text:style-name="Standard"/>
      <text:p text:style-name="Standard">INSERT INTO FOURNISSEUR</text:p>
      <text:p text:style-name="Standard">(FRS_NUM, FRS_NOM)</text:p>
      <text:p text:style-name="Standard">VALUES</text:p>
      <text:p text:style-name="Standard">('FRS02','DURAND');</text:p>
      <text:p text:style-name="Standard"/>
      <text:p text:style-name="Standard">DROP TABLE ARTICLE;</text:p>
      <text:p text:style-name="Standard">DROP TABLE FOURNISSEUR;</text:p>
      <text:p text:style-name="Standard"/>
      <text:p text:style-name="Standard">SELECT FRS_NOM</text:p>
      <text:p text:style-name="Standard">FROM FOURNISSEUR;</text:p>
      <text:p text:style-name="Standard"/>
      <text:p text:style-name="Standard">DELETE FROM ARTICLE;</text:p>
      <text:p text:style-name="Standard"><text:soft-page-break/></text:p>
      <text:p text:style-name="Standard">DELETE FROM FOURNISSEUR;</text:p>
      <text:p text:style-name="Standard"/>
      <text:p text:style-name="Standard">insert into fournisseur (FRS_NUM, FRS_NOM) SELECT FRS_NUM, FRS_NOM FROM</text:p>
      <text:p text:style-name="Standard">profs.fournisseur;</text:p>
      <text:p text:style-name="Standard"/>
      <text:p text:style-name="Standard">insert into article (art_num, frs_num, art_nom, art_pv) select</text:p>
      <text:p text:style-name="Standard">art_num, art_frs, art_nom, art_pv</text:p>
      <text:p text:style-name="Standard">from PROFS.article;</text:p>
      <text:p text:style-name="Standard"/>
      <text:p text:style-name="Standard"/>
      <text:p text:style-name="Standard">insert into client (CLT_NUM, CLT_NOM, CLT_PRENOM) </text:p>
      <text:p text:style-name="Standard">SELECT CLT_NUM, CLT_NOM, CLT_PRENOM </text:p>
      <text:p text:style-name="Standard">FROM profs.client;</text:p>
      <text:p text:style-name="Standard"/>
      <text:p text:style-name="Standard">insert into magasin (MAG_NUM, MAG_LOC) </text:p>
      <text:p text:style-name="Standard">SELECT MAG_NUM, MAG_LOC </text:p>
      <text:p text:style-name="Standard">FROM profs.magasin;</text:p>
      <text:p text:style-name="Standard"/>
      <text:p text:style-name="Standard">insert into commande (CMD_NUM, CLT_NUM, MAG_NUM, CMD_DATE) </text:p>
      <text:p text:style-name="Standard">SELECT CMD_NUM, CMD_CLT, CMD_MAG, CMD_DATE</text:p>
      <text:p text:style-name="Standard">FROM profs.commande;</text:p>
      <text:p text:style-name="Standard"/>
      <text:p text:style-name="Standard">insert into LIG_CMD (ART_NUM, CMD_NUM, LCD_QTE, LCD_PU)</text:p>
      <text:p text:style-name="Standard">SELECT LCD_ART, LCD_CMD, LCD_QTE, LCD_PU</text:p>
      <text:p text:style-name="Standard">FROM profs.LIG_CMD;</text:p>
      <text:p text:style-name="Standard"/>
      <text:p text:style-name="Standard">select min(art_pv) as min, avg(art_pv) as</text:p>
      <text:p text:style-name="Standard">moy, max(art_pv) as max from article;</text:p>
      <text:p text:style-name="Standard"/>
      <text:p text:style-name="Standard">SELECT FRS_NOM</text:p>
      <text:p text:style-name="Standard">FROM FOURNISSEUR;</text:p>
      <text:p text:style-name="Standard"/>
      <text:p text:style-name="Standard">SELECT DISTINCT CLT_LOC</text:p>
      <text:p text:style-name="Standard">FROM PROFS.CLIENT;</text:p>
      <text:p text:style-name="Standard"/>
      <text:p text:style-name="Standard">SELECT CLT_NOM, CLT_PRENOM, CLT_PAYS</text:p>
      <text:p text:style-name="Standard">FROM PROFS.CLIENT</text:p>
      <text:p text:style-name="Standard">WHERE CLT_LOC = 'PARIS';</text:p>
      <text:p text:style-name="Standard"/>
      <text:p text:style-name="Standard">SELECT avg(ART_POIDS) as POIDS_MOY</text:p>
      <text:p text:style-name="Standard">FROM PROFS.ARTICLE;</text:p>
      <text:p text:style-name="Standard"/>
      <text:p text:style-name="Standard">SELECT MAX(ART_PV) as PRIX_MAX</text:p>
      <text:p text:style-name="Standard">FROM PROFS.ARTICLE;</text:p>
      <text:p text:style-name="Standard"/>
      <text:p text:style-name="Standard">SELECT ART_NUM, ART_NOM, ART_COUL</text:p>
      <text:p text:style-name="Standard">FROM PROFS.ARTICLE</text:p>
      <text:p text:style-name="Standard">WHERE ART_COUL = 'ROUGE'</text:p>
      <text:p text:style-name="Standard">OR ART_COUL = 'VERT';</text:p>
      <text:p text:style-name="Standard"/>
      <text:p text:style-name="Standard">SELECT ART_NUM, ART_NOM, ART_COUL</text:p>
      <text:p text:style-name="Standard"><text:soft-page-break/>FROM PROFS.ARTICLE</text:p>
      <text:p text:style-name="Standard">WHERE ART_COUL = 'ROUGE' and ART_POIDS&gt;100</text:p>
      <text:p text:style-name="Standard">OR ART_COUL = 'VERT';</text:p>
      <text:p text:style-name="Standard"/>
      <text:p text:style-name="Standard">SELECT CLT_NUM, CLT_NOM, CLT_PRENOM</text:p>
      <text:p text:style-name="Standard">FROM PROFS.CLIENT</text:p>
      <text:p text:style-name="Standard">WHERE CLT_NOM like 'J%';</text:p>
      <text:p text:style-name="Standard"/>
      <text:p text:style-name="Standard">SELECT ART_NUM, ART_NOM, ART_POIDS, ART_PA</text:p>
      <text:p text:style-name="Standard">FROM PROFS.ARTICLE</text:p>
      <text:p text:style-name="Standard">WHERE ART_POIDS &lt;= 100</text:p>
      <text:p text:style-name="Standard">ORDER BY ART_POIDS asc, art_pa desc ;</text:p>
      <text:p text:style-name="Standard"/>
      <text:p text:style-name="Standard">SELECT ART_NUM, ART_NOM, ART_PA, ART_PV, art_pv - art_pa as MARGE</text:p>
      <text:p text:style-name="Standard">from profs.article</text:p>
      <text:p text:style-name="Standard">WHERE ART_PA&gt;100</text:p>
      <text:p text:style-name="Standard">ORDER BY MARGE asc;</text:p>
      <text:p text:style-name="Standard"/>
      <text:p text:style-name="Standard">SELECT avg(ART_PV) as PVMOYEN, MAX(ART_PV-ART_PA) as MARGEMAX, MAX(ART_PV)-MAX(ART_PA) as DPMAX</text:p>
      <text:p text:style-name="Standard">FROM PROFS.ARTICLE</text:p>
      <text:p text:style-name="Standard">WHERE ART_COUL is not null;</text:p>
      <text:p text:style-name="Standard"/>
      <text:p text:style-name="Standard">SELECT ART_NOM, ART_COUL, ART_POIDS, FRS_NOM</text:p>
      <text:p text:style-name="Standard">FROM PROFS.ARTICLE, PROFS.FOURNISSEUR</text:p>
      <text:p text:style-name="Standard">WHERE ART_FRS=FRS_NUM</text:p>
      <text:p text:style-name="Standard">AND ART_COUL='ROUGE';</text:p>
      <text:p text:style-name="Standard"/>
      <text:p text:style-name="Standard">SELECT distinct CLT_NOM</text:p>
      <text:p text:style-name="Standard">FROM PROFS.CLIENT, profs.commande, profs.lig_cmd</text:p>
      <text:p text:style-name="Standard">WHERE clt_num = cmd_clt and</text:p>
      <text:p text:style-name="Standard">cmd_num = lcd_cmd and</text:p>
      <text:p text:style-name="Standard">lcd_art = 'A02';</text:p>
      <text:p text:style-name="Standard"/>
      <text:p text:style-name="Standard"/>
      <text:p text:style-name="Standard">SELECT CLT_NOM</text:p>
      <text:p text:style-name="Standard">FROM profs.client</text:p>
      <text:p text:style-name="Standard">WHERE clt_num IN (select cmd_clt</text:p>
      <text:p text:style-name="Standard"><text:s text:c="21"/>from profs.commande</text:p>
      <text:p text:style-name="Standard"><text:s text:c="20"/>where cmd_num IN (select lcd_cmd</text:p>
      <text:p text:style-name="Standard"><text:s text:c="38"/>from <text:s/>profs.lig_cmd</text:p>
      <text:p text:style-name="Standard"><text:s text:c="38"/>where lcd_art = 'A02'));</text:p>
      <text:p text:style-name="Standard"/>
      <text:p text:style-name="Standard">SELECT DISTINCT FRS_NOM</text:p>
      <text:p text:style-name="Standard">FROM PROFS.FOURNISSEUR, PROFS.ARTICLE, PROFS.LIG_CMD, PROFS.COMMANDE, PROFS.CLIENT</text:p>
      <text:p text:style-name="Standard">WHERE FRS_NUM = ART_FRS</text:p>
      <text:p text:style-name="Standard">AND ART_NUM = LCD_ART</text:p>
      <text:p text:style-name="Standard">AND LCD_CMD = CMD_NUM</text:p>
      <text:p text:style-name="Standard">AND CMD_CLT = CLT_NUM</text:p>
      <text:p text:style-name="Standard">AND CLT_NUM = 'C01';</text:p>
      <text:p text:style-name="Standard"/>
      <text:p text:style-name="Standard"><text:soft-page-break/></text:p>
      <text:p text:style-name="Standard">SELECT sum(LCD_QTE * ART_POIDS) as MASSE_TOTALE</text:p>
      <text:p text:style-name="Standard">FROM PROFS.LIG_CMD, PROFS.ARTICLE, PROFS.CLIENT, PROFS.COMMANDE</text:p>
      <text:p text:style-name="Standard">WHERE ART_NUM = LCD_ART</text:p>
      <text:p text:style-name="Standard">AND LCD_CMD = CMD_NUM</text:p>
      <text:p text:style-name="Standard">AND CMD_CLT = CLT_NUM</text:p>
      <text:p text:style-name="Standard">AND ART_COUL = 'ROUGE'</text:p>
      <text:p text:style-name="Standard">AND CLT_PAYS = 'F';</text:p>
      <text:p text:style-name="Standard"/>
      <text:p text:style-name="Standard">SELECT CLT_NOM</text:p>
      <text:p text:style-name="Standard">FROM PROFS.CLIENT, PROFS.COMMANDE, PROFS.MAGASIN</text:p>
      <text:p text:style-name="Standard">WHERE CLT_NUM = CMD_CLT</text:p>
      <text:p text:style-name="Standard">AND MAG_NUM = CMD_MAG</text:p>
      <text:p text:style-name="Standard">AND CLT_LOC != 'PARIS'</text:p>
      <text:p text:style-name="Standard">AND CLT_LOC = MAG_LOC;</text:p>
      <text:p text:style-name="Standard"/>
      <text:p text:style-name="Standard">SELECT avg(ART_PV) as PV_MOYEN, art_coul</text:p>
      <text:p text:style-name="Standard">FROM PROFS.ARTICLE</text:p>
      <text:p text:style-name="Standard">group by art_cou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09:49:02.78</meta:creation-date>
    <meta:document-statistic meta:table-count="0" meta:image-count="0" meta:object-count="0" meta:page-count="5" meta:paragraph-count="173" meta:word-count="599" meta:character-count="4703"/>
    <dc:date>2013-04-18T09:54:14.61</dc:date>
    <meta:editing-duration>PT5M11S</meta:editing-duration>
    <meta:editing-cycles>1</meta:editing-cycles>
    <meta:generator>OpenOffice.org/3.4$Win32 OpenOffice.org_project/340m1$Build-9590</meta:generator>
  </office:meta>
</office:document-meta>
</file>